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fo:margin-left="-0.287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4028in"/>
    </style:style>
    <style:style style:name="Table1.C" style:family="table-column">
      <style:table-column-properties style:column-width="1.3451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1.3819in"/>
    </style:style>
    <style:style style:name="Table1.F" style:family="table-column">
      <style:table-column-properties style:column-width="0.8715in"/>
    </style:style>
    <style:style style:name="Table1.A1" style:family="table-cell">
      <style:table-cell-properties fo:padding="0.0382in" fo:border="0.05pt solid #111111"/>
    </style:style>
    <style:style style:name="Table1.A2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B2" style:family="table-cell">
      <style:table-cell-properties fo:background-color="#dddddd" fo:padding="0.0382in" fo:border-left="0.05pt solid #111111" fo:border-right="none" fo:border-top="0.05pt solid #111111" fo:border-bottom="0.05pt solid #111111">
        <style:background-image/>
      </style:table-cell-properties>
    </style:style>
    <style:style style:name="Table1.F2" style:family="table-cell">
      <style:table-cell-properties fo:background-color="#dddddd" fo:padding="0.0382in" fo:border="0.05pt solid #111111">
        <style:background-image/>
      </style:table-cell-properties>
    </style:style>
    <style:style style:name="Table1.A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111111" fo:border-right="none" fo:border-top="none" fo:border-bottom="0.05pt solid #111111"/>
    </style:style>
    <style:style style:name="Table1.C3" style:family="table-cell">
      <style:table-cell-properties fo:padding="0.0382in" fo:border-left="0.05pt solid #111111" fo:border-right="none" fo:border-top="none" fo:border-bottom="0.05pt solid #111111"/>
    </style:style>
    <style:style style:name="Table1.D3" style:family="table-cell">
      <style:table-cell-properties fo:padding="0.0382in" fo:border-left="0.05pt solid #111111" fo:border-right="none" fo:border-top="none" fo:border-bottom="0.05pt solid #111111"/>
    </style:style>
    <style:style style:name="Table1.E3" style:family="table-cell">
      <style:table-cell-properties fo:padding="0.0382in" fo:border-left="0.05pt solid #111111" fo:border-right="none" fo:border-top="none" fo:border-bottom="0.05pt solid #111111"/>
    </style:style>
    <style:style style:name="Table1.F3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4" style:family="table-cell">
      <style:table-cell-properties fo:padding="0.0382in" fo:border-left="0.05pt solid #111111" fo:border-right="none" fo:border-top="none" fo:border-bottom="0.05pt solid #111111"/>
    </style:style>
    <style:style style:name="Table1.C4" style:family="table-cell">
      <style:table-cell-properties fo:padding="0.0382in" fo:border-left="0.05pt solid #111111" fo:border-right="none" fo:border-top="none" fo:border-bottom="0.05pt solid #111111"/>
    </style:style>
    <style:style style:name="Table1.D4" style:family="table-cell">
      <style:table-cell-properties fo:padding="0.0382in" fo:border-left="0.05pt solid #111111" fo:border-right="none" fo:border-top="none" fo:border-bottom="0.05pt solid #111111"/>
    </style:style>
    <style:style style:name="Table1.E4" style:family="table-cell">
      <style:table-cell-properties fo:padding="0.0382in" fo:border-left="0.05pt solid #111111" fo:border-right="none" fo:border-top="none" fo:border-bottom="0.05pt solid #111111"/>
    </style:style>
    <style:style style:name="Table1.F4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5" style:family="table-cell">
      <style:table-cell-properties fo:padding="0.0382in" fo:border-left="0.05pt solid #111111" fo:border-right="none" fo:border-top="none" fo:border-bottom="0.05pt solid #111111"/>
    </style:style>
    <style:style style:name="Table1.C5" style:family="table-cell">
      <style:table-cell-properties fo:padding="0.0382in" fo:border-left="0.05pt solid #111111" fo:border-right="none" fo:border-top="none" fo:border-bottom="0.05pt solid #111111"/>
    </style:style>
    <style:style style:name="Table1.D5" style:family="table-cell">
      <style:table-cell-properties fo:padding="0.0382in" fo:border-left="0.05pt solid #111111" fo:border-right="none" fo:border-top="none" fo:border-bottom="0.05pt solid #111111"/>
    </style:style>
    <style:style style:name="Table1.E5" style:family="table-cell">
      <style:table-cell-properties fo:padding="0.0382in" fo:border-left="0.05pt solid #111111" fo:border-right="none" fo:border-top="none" fo:border-bottom="0.05pt solid #111111"/>
    </style:style>
    <style:style style:name="Table1.F5" style:family="table-cell">
      <style:table-cell-properties fo:padding="0.0382in" fo:border-left="0.05pt solid #111111" fo:border-right="0.05pt solid #111111" fo:border-top="none" fo:border-bottom="0.05pt solid #111111"/>
    </style:style>
    <style:style style:name="Table1.B6" style:family="table-cell">
      <style:table-cell-properties fo:padding="0.0382in" fo:border-left="0.05pt solid #111111" fo:border-right="none" fo:border-top="none" fo:border-bottom="0.05pt solid #111111"/>
    </style:style>
    <style:style style:name="Table1.C6" style:family="table-cell">
      <style:table-cell-properties fo:padding="0.0382in" fo:border-left="0.05pt solid #111111" fo:border-right="none" fo:border-top="none" fo:border-bottom="0.05pt solid #111111"/>
    </style:style>
    <style:style style:name="Table1.D6" style:family="table-cell">
      <style:table-cell-properties fo:padding="0.0382in" fo:border-left="0.05pt solid #111111" fo:border-right="none" fo:border-top="none" fo:border-bottom="0.05pt solid #111111"/>
    </style:style>
    <style:style style:name="Table1.E6" style:family="table-cell">
      <style:table-cell-properties fo:padding="0.0382in" fo:border-left="0.05pt solid #111111" fo:border-right="none" fo:border-top="none" fo:border-bottom="0.05pt solid #111111"/>
    </style:style>
    <style:style style:name="Table1.F6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" style:family="table">
      <style:table-properties style:width="7.5in" fo:margin-left="-0.2875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0.8708in"/>
    </style:style>
    <style:style style:name="Table2.C" style:family="table-column">
      <style:table-column-properties style:column-width="1.3736in"/>
    </style:style>
    <style:style style:name="Table2.D" style:family="table-column">
      <style:table-column-properties style:column-width="1.3819in"/>
    </style:style>
    <style:style style:name="Table2.F" style:family="table-column">
      <style:table-column-properties style:column-width="1.3729in"/>
    </style:style>
    <style:style style:name="Table2.A1" style:family="table-cell">
      <style:table-cell-properties fo:background-color="transparent" fo:padding="0.0382in" fo:border-left="0.05pt solid #000000" fo:border-right="0.05pt solid #111111" fo:border-top="0.05pt solid #000000" fo:border-bottom="0.05pt solid #111111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fo:background-color="#dddddd" fo:padding="0.0382in" fo:border-left="0.05pt solid #111111" fo:border-right="none" fo:border-top="none" fo:border-bottom="0.05pt solid #111111">
        <style:background-image/>
      </style:table-cell-properties>
    </style:style>
    <style:style style:name="Table2.F2" style:family="table-cell">
      <style:table-cell-properties fo:background-color="#dddddd" fo:padding="0.0382in" fo:border-left="0.05pt solid #111111" fo:border-right="0.05pt solid #111111" fo:border-top="none" fo:border-bottom="0.05pt solid #111111">
        <style:background-image/>
      </style:table-cell-properties>
    </style:style>
    <style:style style:name="Table2.A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111111" fo:border-right="none" fo:border-top="none" fo:border-bottom="0.05pt solid #111111"/>
    </style:style>
    <style:style style:name="Table2.C3" style:family="table-cell">
      <style:table-cell-properties fo:padding="0.0382in" fo:border-left="0.05pt solid #111111" fo:border-right="none" fo:border-top="none" fo:border-bottom="0.05pt solid #111111"/>
    </style:style>
    <style:style style:name="Table2.D3" style:family="table-cell">
      <style:table-cell-properties fo:padding="0.0382in" fo:border-left="0.05pt solid #111111" fo:border-right="none" fo:border-top="none" fo:border-bottom="0.05pt solid #111111"/>
    </style:style>
    <style:style style:name="Table2.E3" style:family="table-cell">
      <style:table-cell-properties fo:padding="0.0382in" fo:border-left="0.05pt solid #111111" fo:border-right="none" fo:border-top="none" fo:border-bottom="0.05pt solid #111111"/>
    </style:style>
    <style:style style:name="Table2.F3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4" style:family="table-cell">
      <style:table-cell-properties fo:padding="0.0382in" fo:border-left="0.05pt solid #111111" fo:border-right="none" fo:border-top="none" fo:border-bottom="0.05pt solid #111111"/>
    </style:style>
    <style:style style:name="Table2.C4" style:family="table-cell">
      <style:table-cell-properties fo:padding="0.0382in" fo:border-left="0.05pt solid #111111" fo:border-right="none" fo:border-top="none" fo:border-bottom="0.05pt solid #111111"/>
    </style:style>
    <style:style style:name="Table2.D4" style:family="table-cell">
      <style:table-cell-properties fo:padding="0.0382in" fo:border-left="0.05pt solid #111111" fo:border-right="none" fo:border-top="none" fo:border-bottom="0.05pt solid #111111"/>
    </style:style>
    <style:style style:name="Table2.E4" style:family="table-cell">
      <style:table-cell-properties fo:padding="0.0382in" fo:border-left="0.05pt solid #111111" fo:border-right="none" fo:border-top="none" fo:border-bottom="0.05pt solid #111111"/>
    </style:style>
    <style:style style:name="Table2.F4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5" style:family="table-cell">
      <style:table-cell-properties fo:padding="0.0382in" fo:border-left="0.05pt solid #111111" fo:border-right="none" fo:border-top="none" fo:border-bottom="0.05pt solid #111111"/>
    </style:style>
    <style:style style:name="Table2.C5" style:family="table-cell">
      <style:table-cell-properties fo:padding="0.0382in" fo:border-left="0.05pt solid #111111" fo:border-right="none" fo:border-top="none" fo:border-bottom="0.05pt solid #111111"/>
    </style:style>
    <style:style style:name="Table2.D5" style:family="table-cell">
      <style:table-cell-properties fo:padding="0.0382in" fo:border-left="0.05pt solid #111111" fo:border-right="none" fo:border-top="none" fo:border-bottom="0.05pt solid #111111"/>
    </style:style>
    <style:style style:name="Table2.E5" style:family="table-cell">
      <style:table-cell-properties fo:padding="0.0382in" fo:border-left="0.05pt solid #111111" fo:border-right="none" fo:border-top="none" fo:border-bottom="0.05pt solid #111111"/>
    </style:style>
    <style:style style:name="Table2.F5" style:family="table-cell">
      <style:table-cell-properties fo:padding="0.0382in" fo:border-left="0.05pt solid #111111" fo:border-right="0.05pt solid #111111" fo:border-top="none" fo:border-bottom="0.05pt solid #111111"/>
    </style:style>
    <style:style style:name="Table2.B6" style:family="table-cell">
      <style:table-cell-properties fo:padding="0.0382in" fo:border-left="0.05pt solid #111111" fo:border-right="none" fo:border-top="none" fo:border-bottom="0.05pt solid #111111"/>
    </style:style>
    <style:style style:name="Table2.C6" style:family="table-cell">
      <style:table-cell-properties fo:padding="0.0382in" fo:border-left="0.05pt solid #111111" fo:border-right="none" fo:border-top="none" fo:border-bottom="0.05pt solid #111111"/>
    </style:style>
    <style:style style:name="Table2.D6" style:family="table-cell">
      <style:table-cell-properties fo:padding="0.0382in" fo:border-left="0.05pt solid #111111" fo:border-right="none" fo:border-top="none" fo:border-bottom="0.05pt solid #111111"/>
    </style:style>
    <style:style style:name="Table2.E6" style:family="table-cell">
      <style:table-cell-properties fo:padding="0.0382in" fo:border-left="0.05pt solid #111111" fo:border-right="none" fo:border-top="none" fo:border-bottom="0.05pt solid #111111"/>
    </style:style>
    <style:style style:name="Table2.F6" style:family="table-cell">
      <style:table-cell-properties fo:padding="0.0382in" fo:border-left="0.05pt solid #111111" fo:border-right="0.05pt solid #111111" fo:border-top="none" fo:border-bottom="0.05pt solid #111111"/>
    </style:style>
    <style:style style:name="P1" style:family="paragraph" style:parent-style-name="Standard">
      <style:text-properties officeooo:paragraph-rsid="0007a2ce"/>
    </style:style>
    <style:style style:name="P2" style:family="paragraph" style:parent-style-name="Preformatted_20_Text">
      <style:paragraph-properties fo:text-align="center" style:justify-single-word="false"/>
      <style:text-properties fo:font-size="15pt" fo:font-weight="bold" officeooo:rsid="000544c0" officeooo:paragraph-rsid="000544c0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44c0" officeooo:paragraph-rsid="000544c0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5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6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7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7a2ce" officeooo:paragraph-rsid="000544c0" style:font-size-asian="15pt" style:font-weight-asian="bold" style:font-size-complex="15pt" style:font-weight-complex="bold"/>
    </style:style>
    <style:style style:name="P8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normal" officeooo:rsid="000544c0" officeooo:paragraph-rsid="000544c0" style:font-size-asian="15pt" style:font-weight-asian="normal" style:font-size-complex="15pt" style:font-weight-complex="normal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544c0" style:font-size-asian="15pt" style:font-weight-asian="bold" style:font-size-complex="15pt" style:font-weight-complex="bold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544c0" officeooo:paragraph-rsid="00067ca4" style:font-size-asian="15pt" style:font-weight-asian="bold" style:font-size-complex="15pt" style:font-weight-complex="bold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bold" officeooo:rsid="00067ca4" officeooo:paragraph-rsid="00067ca4" style:font-size-asian="15pt" style:font-weight-asian="bold" style:font-size-complex="15pt" style:font-weight-complex="bold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normal" officeooo:rsid="000544c0" officeooo:paragraph-rsid="000544c0" style:font-size-asian="15pt" style:font-weight-asian="normal" style:font-size-complex="15pt" style:font-weight-complex="normal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normal" officeooo:rsid="000544c0" officeooo:paragraph-rsid="00067ca4" style:font-size-asian="15pt" style:font-weight-asian="normal" style:font-size-complex="15pt" style:font-weight-complex="normal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5pt" style:text-underline-style="none" fo:font-weight="normal" officeooo:rsid="00067ca4" officeooo:paragraph-rsid="00067ca4" style:font-size-asian="15pt" style:font-weight-asian="normal" style:font-size-complex="15pt" style:font-weight-complex="normal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544c0" officeooo:paragraph-rsid="0007a2ce" style:font-name-asian="Nimbus Mono L" style:font-size-asian="15pt" style:font-weight-asian="normal" style:font-name-complex="Liberation Mono" style:font-size-complex="15pt" style:font-weight-complex="normal"/>
    </style:style>
    <style:style style:name="P16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7a2ce" officeooo:paragraph-rsid="0007a2ce" style:font-name-asian="Nimbus Mono L" style:font-size-asian="15pt" style:font-weight-asian="normal" style:font-name-complex="Liberation Mono" style:font-size-complex="15pt" style:font-weight-complex="normal"/>
    </style:style>
    <style:style style:name="P17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a7d0e" officeooo:paragraph-rsid="000a7d0e" style:font-name-asian="Nimbus Mono L" style:font-size-asian="15pt" style:font-weight-asian="normal" style:font-name-complex="Liberation Mono" style:font-size-complex="15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5pt" style:font-name-asian="Nimbus Mono L" style:font-size-asian="15pt" style:font-name-complex="Liberation Mono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20" style:family="paragraph" style:parent-style-name="Table_20_Contents">
      <loext:graphic-properties draw:fill="solid" draw:fill-color="#cc0000" draw:opacity="100%"/>
      <style:paragraph-properties fo:text-align="center" style:justify-single-word="false" fo:background-color="#cc0000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2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2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5pt" officeooo:rsid="0007a2ce" officeooo:paragraph-rsid="0007a2ce" style:font-name-asian="Nimbus Mono L" style:font-size-asian="15pt" style:font-name-complex="Liberation Mono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5pt" officeooo:rsid="0007a2ce" officeooo:paragraph-rsid="000a7d0e" style:font-name-asian="Nimbus Mono L" style:font-size-asian="15pt" style:font-name-complex="Liberation Mono" style:font-size-complex="15pt"/>
    </style:style>
    <style:style style:name="P26" style:family="paragraph" style:parent-style-name="Table_20_Contents">
      <loext:graphic-properties draw:fill="solid" draw:fill-color="#cc0000" draw:opacity="100%"/>
      <style:paragraph-properties fo:text-align="center" style:justify-single-word="false" fo:background-color="#cc0000"/>
      <style:text-properties style:font-name="Liberation Mono" fo:font-size="15pt" officeooo:rsid="0007ec7d" officeooo:paragraph-rsid="0007ec7d" style:font-name-asian="Nimbus Mono L" style:font-size-asian="15pt" style:font-name-complex="Liberation Mono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5pt" officeooo:rsid="000a7d0e" officeooo:paragraph-rsid="000a7d0e" style:font-name-asian="Nimbus Mono L" style:font-size-asian="15pt" style:font-name-complex="Liberation Mono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1pt" officeooo:rsid="0007a2ce" officeooo:paragraph-rsid="0007a2ce" style:font-name-asian="Nimbus Mono L" style:font-size-asian="11pt" style:font-name-complex="Liberation Mono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color="#eeeeee"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color="#eeeeee"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6e8cd" officeooo:paragraph-rsid="0006e8cd" style:font-name-asian="Nimbus Mono L" style:font-size-asian="15pt" style:font-name-complex="Liberation Mono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6e8cd" officeooo:paragraph-rsid="0007a2ce" style:font-name-asian="Nimbus Mono L" style:font-size-asian="15pt" style:font-name-complex="Liberation Mono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Mono" fo:font-size="15pt" officeooo:rsid="0007ec7d" officeooo:paragraph-rsid="0007ec7d" style:font-name-asian="Nimbus Mono L" style:font-size-asian="15pt" style:font-name-complex="Liberation Mono" style:font-size-complex="15pt"/>
    </style:style>
    <style:style style:name="P3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544c0" officeooo:paragraph-rsid="000ada5d" style:font-name-asian="Nimbus Mono L" style:font-size-asian="15pt" style:font-weight-asian="normal" style:font-name-complex="Liberation Mono" style:font-size-complex="1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5pt" officeooo:rsid="0007a2ce" officeooo:paragraph-rsid="0007a2ce" style:font-name-asian="Nimbus Mono L" style:font-size-asian="15pt" style:font-name-complex="Liberation Mono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5pt" officeooo:rsid="0007a2ce" officeooo:paragraph-rsid="000ada5d" style:font-name-asian="Nimbus Mono L" style:font-size-asian="15pt" style:font-name-complex="Liberation Mono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5pt" style:text-underline-style="none" fo:font-weight="normal" officeooo:rsid="000a7d0e" officeooo:paragraph-rsid="000ada5d" style:font-name-asian="Nimbus Mono L" style:font-size-asian="15pt" style:font-weight-asian="normal" style:font-name-complex="Liberation Mono" style:font-size-complex="15pt" style:font-weight-complex="normal"/>
    </style:style>
    <style:style style:name="P3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7a2ce" officeooo:paragraph-rsid="000ada5d" style:font-name-asian="Nimbus Mono L" style:font-size-asian="15pt" style:font-weight-asian="normal" style:font-name-complex="Liberation Mono" style:font-size-complex="15pt" style:font-weight-complex="normal"/>
    </style:style>
    <style:style style:name="P3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style:font-name="Liberation Mono" fo:font-size="15pt" style:text-underline-style="none" fo:font-weight="normal" officeooo:rsid="000a7d0e" officeooo:paragraph-rsid="000ada5d" style:font-name-asian="Nimbus Mono L" style:font-size-asian="15pt" style:font-weight-asian="normal" style:font-name-complex="Liberation Mono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7ca4" style:font-weight-asian="normal" style:font-weight-complex="normal"/>
    </style:style>
    <style:style style:name="T3" style:family="text">
      <style:text-properties officeooo:rsid="00067ca4"/>
    </style:style>
    <style:style style:name="T4" style:family="text">
      <style:text-properties officeooo:rsid="0007ec7d"/>
    </style:style>
    <style:style style:name="T5" style:family="text">
      <style:text-properties officeooo:rsid="000a7d0e"/>
    </style:style>
    <style:style style:name="T6" style:family="text">
      <style:text-properties officeooo:rsid="000ada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eroids: a 2d game that let you shoot asteroids and other objects <text:span text:style-name="T3">while piloting your spaceship in the space </text:span></text:p>
      <text:p text:style-name="P2">Kareem Salah, Belal Ibrahim, Khaled Hesham</text:p>
      <text:p text:style-name="P2">Mostafa Hazem</text:p>
      <text:p text:style-name="P3"><text:s text:c="42"/></text:p>
      <text:p text:style-name="P4"/>
      <text:p text:style-name="P4"/>
      <text:p text:style-name="P4">1-project functionalities</text:p>
      <text:p text:style-name="P4"/>
      <text:p text:style-name="P5">initialize<text:tab/>: <text:span text:style-name="T1">initialize the states of the game</text:span></text:p>
      <text:p text:style-name="P8"/>
      <text:p text:style-name="P6">Render<text:tab/><text:tab/>: <text:span text:style-name="T1">responsible for rendering he <text:tab/><text:tab/><text:tab/><text:tab/><text:tab/> <text:s/>changes happen in the game</text:span></text:p>
      <text:p text:style-name="P6">Fire<text:tab/><text:tab/>: <text:span text:style-name="T1">make the player able to shoot </text:span></text:p>
      <text:p text:style-name="P8"><text:tab/><text:tab/><text:tab/> <text:s/>projectile with appropriate physics</text:p>
      <text:p text:style-name="P6">projectile<text:tab/>: <text:span text:style-name="T1">handle whenever projectile hit an</text:span></text:p>
      <text:p text:style-name="P6">Collision <text:s text:c="4"/><text:span text:style-name="T1">object</text:span></text:p>
      <text:p text:style-name="P7"/>
      <text:p text:style-name="P8"/>
      <text:p text:style-name="P9"><text:span text:style-name="T1"><text:tab/></text:span>player<text:tab/><text:tab/>: <text:span text:style-name="T1">handle whenever the player collides </text:span></text:p>
      <text:p text:style-name="P9"><text:tab/>collision<text:tab/> <text:s/><text:span text:style-name="T1">with obstacle</text:span></text:p>
      <text:p text:style-name="P12"/>
      <text:p text:style-name="P9"><text:span text:style-name="T1"><text:tab/></text:span>move<text:tab/><text:tab/>: <text:span text:style-name="T1">move obstacles with the <text:tab/><text:tab/><text:tab/><text:tab/></text:span>Obstacle<text:span text:style-name="T1"><text:tab/> <text:s/>appropriate inertia</text:span></text:p>
      <text:p text:style-name="P12"><text:tab/></text:p>
      <text:p text:style-name="P10"><text:span text:style-name="T1"><text:tab/></text:span>movePlayer<text:tab/>: <text:span text:style-name="T1">move obstacles with the <text:tab/><text:tab/><text:tab/><text:tab/><text:tab/><text:tab/><text:tab/> <text:s/></text:span><text:span text:style-name="T2">a</text:span><text:span text:style-name="T1">ppropriate inertia</text:span></text:p>
      <text:p text:style-name="P13"/>
      <text:p text:style-name="P13"><text:tab/></text:p>
      <text:p text:style-name="P10"><text:tab/><text:span text:style-name="T3">move</text:span><text:tab/><text:tab/>: <text:span text:style-name="T1">move obstacles with the <text:tab/><text:tab/><text:tab/><text:tab/></text:span><text:span text:style-name="T3">projectile</text:span><text:span text:style-name="T1"><text:tab/> <text:s/></text:span><text:span text:style-name="T2">a</text:span><text:span text:style-name="T1">ppropriate inertia</text:span></text:p>
      <text:p text:style-name="P13"/>
      <text:p text:style-name="P10"><text:span text:style-name="T1"><text:tab/></text:span><text:span text:style-name="T3">Thrust<text:tab/><text:tab/>: </text:span><text:span text:style-name="T2">key-event that control speed for<text:tab/><text:tab/><text:tab/><text:tab/><text:tab/> <text:s/>player space-ship</text:span></text:p>
      <text:p text:style-name="P14"/>
      <text:p text:style-name="P10"><text:span text:style-name="T2"><text:tab/></text:span><text:span text:style-name="T3">Change<text:tab/><text:tab/>: </text:span><text:span text:style-name="T2">key-event that let you change </text:span></text:p>
      <text:p text:style-name="P10"><text:span text:style-name="T3"><text:tab/>Direction<text:tab/> <text:s/></text:span><text:span text:style-name="T2">the direction where your spaceship <text:tab/><text:tab/><text:tab/><text:tab/> <text:s/>is looking</text:span></text:p>
      <text:p text:style-name="P14"/>
      <text:p text:style-name="P10"><text:span text:style-name="T2"><text:tab/></text:span><text:span text:style-name="T3">add<text:tab/><text:tab/><text:tab/>: </text:span><text:span text:style-name="T2">add new obstacles to make game </text:span></text:p>
      <text:p text:style-name="P10"><text:span text:style-name="T3"><text:tab/>obstacle<text:tab/> </text:span><text:span text:style-name="T2">harder overtime</text:span><text:span text:style-name="T3"> </text:span></text:p>
      <text:p text:style-name="P11"><text:soft-page-break/><text:s/>• كريم صلاح محمد , 20150388,</text:p>
      <text:p text:style-name="P11">E-mail: karim.salah2048@gmail.com,</text:p>
      <text:p text:style-name="P11">&lt;&lt;&lt;&lt; //TODO Rest of data &gt;&gt;&gt;&gt; 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20">Develop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31">Week 9</text:p>
          </table:table-cell>
          <table:table-cell table:style-name="Table1.B2" office:value-type="string">
            <text:p text:style-name="P31">Week 10</text:p>
          </table:table-cell>
          <table:table-cell table:style-name="Table1.B2" office:value-type="string">
            <text:p text:style-name="P31">Week 11</text:p>
          </table:table-cell>
          <table:table-cell table:style-name="Table1.B2" office:value-type="string">
            <text:p text:style-name="P31">Week 12</text:p>
          </table:table-cell>
          <table:table-cell table:style-name="Table1.F2" office:value-type="string">
            <text:p text:style-name="P31">Week 13</text:p>
          </table:table-cell>
        </table:table-row>
        <table:table-row>
          <table:table-cell table:style-name="Table1.A3" office:value-type="string">
            <text:p text:style-name="P29">Kareem</text:p>
          </table:table-cell>
          <table:table-cell table:style-name="Table1.B3" office:value-type="string">
            <text:p text:style-name="P19"><text:span text:style-name="T5">I</text:span>nitialize</text:p>
          </table:table-cell>
          <table:table-cell table:style-name="Table1.C3" office:value-type="string">
            <text:p text:style-name="P15">Fire</text:p>
          </table:table-cell>
          <table:table-cell table:style-name="Table1.D3" office:value-type="string">
            <text:p text:style-name="P16">Thrust</text:p>
          </table:table-cell>
          <table:table-cell table:style-name="Table1.E3" office:value-type="string">
            <text:p text:style-name="P24">Thrust</text:p>
          </table:table-cell>
          <table:table-cell table:style-name="Table1.F3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29">Belal</text:p>
          </table:table-cell>
          <table:table-cell table:style-name="Table1.B4" office:value-type="string">
            <text:p text:style-name="P19">Render</text:p>
          </table:table-cell>
          <table:table-cell table:style-name="Table1.C4" office:value-type="string">
            <text:p text:style-name="P24">Add</text:p>
            <text:p text:style-name="P24"><text:span text:style-name="T6">O</text:span>bstacle</text:p>
          </table:table-cell>
          <table:table-cell table:style-name="Table1.D4" office:value-type="string">
            <text:p text:style-name="P24">Move</text:p>
            <text:p text:style-name="P24">Obstacle</text:p>
          </table:table-cell>
          <table:table-cell table:style-name="Table1.E4" office:value-type="string">
            <text:p text:style-name="P24">Move</text:p>
            <text:p text:style-name="P24">Obstacle</text:p>
          </table:table-cell>
          <table:table-cell table:style-name="Table1.F4" office:value-type="string">
            <text:p text:style-name="P28"/>
          </table:table-cell>
        </table:table-row>
        <table:table-row>
          <table:table-cell table:style-name="Table1.A3" office:value-type="string">
            <text:p text:style-name="P29">Hazem</text:p>
          </table:table-cell>
          <table:table-cell table:style-name="Table1.B5" office:value-type="string">
            <text:p text:style-name="P27">Move Player</text:p>
          </table:table-cell>
          <table:table-cell table:style-name="Table1.C5" office:value-type="string">
            <text:p text:style-name="P27">Change Direction</text:p>
          </table:table-cell>
          <table:table-cell table:style-name="Table1.D5" office:value-type="string">
            <text:p text:style-name="P17">Projectile Collision</text:p>
          </table:table-cell>
          <table:table-cell table:style-name="Table1.E5" office:value-type="string">
            <text:p text:style-name="P27">Projectile Collision</text:p>
          </table:table-cell>
          <table:table-cell table:style-name="Table1.F5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29">Khaled</text:p>
          </table:table-cell>
          <table:table-cell table:style-name="Table1.B6" office:value-type="string">
            <text:p text:style-name="P25">Move</text:p>
            <text:p text:style-name="P25">Projectile</text:p>
          </table:table-cell>
          <table:table-cell table:style-name="Table1.C6" office:value-type="string">
            <text:p text:style-name="P25">Move</text:p>
            <text:p text:style-name="P25">Projectile</text:p>
          </table:table-cell>
          <table:table-cell table:style-name="Table1.D6" office:value-type="string">
            <text:p text:style-name="P25">Player <text:span text:style-name="T6">C</text:span>ollision</text:p>
          </table:table-cell>
          <table:table-cell table:style-name="Table1.E6" office:value-type="string">
            <text:p text:style-name="P25">Player <text:span text:style-name="T6">C</text:span>ollision</text:p>
          </table:table-cell>
          <table:table-cell table:style-name="Table1.F6" office:value-type="string">
            <text:p text:style-name="P18"/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table:number-columns-spanned="6" office:value-type="string">
            <text:p text:style-name="P26">Tes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33">Week 9</text:p>
          </table:table-cell>
          <table:table-cell table:style-name="Table2.B2" office:value-type="string">
            <text:p text:style-name="P32">Week <text:span text:style-name="T4">10</text:span></text:p>
          </table:table-cell>
          <table:table-cell table:style-name="Table2.B2" office:value-type="string">
            <text:p text:style-name="P32">Week 1<text:span text:style-name="T4">1</text:span></text:p>
          </table:table-cell>
          <table:table-cell table:style-name="Table2.B2" office:value-type="string">
            <text:p text:style-name="P32">Week 1<text:span text:style-name="T4">2</text:span></text:p>
          </table:table-cell>
          <table:table-cell table:style-name="Table2.F2" office:value-type="string">
            <text:p text:style-name="P32">Week 1<text:span text:style-name="T4">3</text:span></text:p>
          </table:table-cell>
        </table:table-row>
        <table:table-row>
          <table:table-cell table:style-name="Table2.A3" office:value-type="string">
            <text:p text:style-name="P30">Kareem</text:p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><text:span text:style-name="T6">I</text:span>nitialize</text:p>
          </table:table-cell>
          <table:table-cell table:style-name="Table2.D3" office:value-type="string">
            <text:p text:style-name="P15">Fire</text:p>
          </table:table-cell>
          <table:table-cell table:style-name="Table2.E3" office:value-type="string">
            <text:p text:style-name="P16">Thrust</text:p>
          </table:table-cell>
          <table:table-cell table:style-name="Table2.F3" office:value-type="string">
            <text:p text:style-name="P24">Thrust</text:p>
          </table:table-cell>
        </table:table-row>
        <table:table-row>
          <table:table-cell table:style-name="Table2.A3" office:value-type="string">
            <text:p text:style-name="P30">Belal</text:p>
          </table:table-cell>
          <table:table-cell table:style-name="Table2.B4" office:value-type="string">
            <text:p text:style-name="P22"/>
          </table:table-cell>
          <table:table-cell table:style-name="Table2.C4" office:value-type="string">
            <text:p text:style-name="P22">Render</text:p>
          </table:table-cell>
          <table:table-cell table:style-name="Table2.D4" office:value-type="string">
            <text:p text:style-name="P24">Add</text:p>
            <text:p text:style-name="P24"><text:span text:style-name="T6">O</text:span>bstacle</text:p>
          </table:table-cell>
          <table:table-cell table:style-name="Table2.E4" office:value-type="string">
            <text:p text:style-name="P24">Move</text:p>
            <text:p text:style-name="P24">Obstacle</text:p>
          </table:table-cell>
          <table:table-cell table:style-name="Table2.F4" office:value-type="string">
            <text:p text:style-name="P24">Move</text:p>
            <text:p text:style-name="P24">Obstacle</text:p>
          </table:table-cell>
        </table:table-row>
        <table:table-row>
          <table:table-cell table:style-name="Table2.A3" office:value-type="string">
            <text:p text:style-name="P30">Hazem</text:p>
          </table:table-cell>
          <table:table-cell table:style-name="Table2.B5" office:value-type="string">
            <text:p text:style-name="P24"/>
          </table:table-cell>
          <table:table-cell table:style-name="Table2.C5" office:value-type="string">
            <text:p text:style-name="P34">Move</text:p>
            <text:p text:style-name="P34">Player</text:p>
          </table:table-cell>
          <table:table-cell table:style-name="Table2.D5" office:value-type="string">
            <text:p text:style-name="P36">Change</text:p>
            <text:p text:style-name="P38"><text:span text:style-name="T6">D</text:span>irection</text:p>
          </table:table-cell>
          <table:table-cell table:style-name="Table2.E5" office:value-type="string">
            <text:p text:style-name="P39">Projectile Collision</text:p>
          </table:table-cell>
          <table:table-cell table:style-name="Table2.F5" office:value-type="string">
            <text:p text:style-name="P37">Projectile Collision</text:p>
          </table:table-cell>
        </table:table-row>
        <table:table-row>
          <table:table-cell table:style-name="Table2.A3" office:value-type="string">
            <text:p text:style-name="P30">Khaled</text:p>
          </table:table-cell>
          <table:table-cell table:style-name="Table2.B6" office:value-type="string">
            <text:p text:style-name="P24"/>
          </table:table-cell>
          <table:table-cell table:style-name="Table2.C6" office:value-type="string">
            <text:p text:style-name="P36">Move</text:p>
            <text:p text:style-name="P36">Projectile</text:p>
          </table:table-cell>
          <table:table-cell table:style-name="Table2.D6" office:value-type="string">
            <text:p text:style-name="P36">Move</text:p>
            <text:p text:style-name="P36">Projectile</text:p>
          </table:table-cell>
          <table:table-cell table:style-name="Table2.E6" office:value-type="string">
            <text:p text:style-name="P36">Player <text:span text:style-name="T6">C</text:span>ollision</text:p>
          </table:table-cell>
          <table:table-cell table:style-name="Table2.F6" office:value-type="string">
            <text:p text:style-name="P36">Player <text:span text:style-name="T6">C</text:span>ollis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18:48:17.577448613</dc:date>
    <meta:editing-duration>PT16M7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2" meta:paragraph-count="90" meta:word-count="238" meta:character-count="1620" meta:non-whitespace-character-count="1344"/>
  </office:meta>
</office:document-meta>
</file>